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LGC Sans Condensed1" svg:font-family="'DejaVu LGC Sans Condensed'" style:font-family-generic="swiss"/>
    <style:font-face style:name="DejaVu LGC Sans Condensed2" svg:font-family="'DejaVu LGC Sans Condensed'" style:font-adornments="Condensed" style:font-family-generic="swiss"/>
    <style:font-face style:name="Liberation Sans3" svg:font-family="'Liberation Sans'" style:font-family-generic="swiss"/>
    <style:font-face style:name="Liberation Sans2"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LGC Sans Condensed" svg:font-family="'DejaVu LGC Sans Condensed'"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WenQuanYi Zen Hei Sharp1" svg:font-family="'WenQuanYi Zen Hei Sharp'"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fill-color="#e0f4ff" draw:textarea-horizontal-align="justify" draw:textarea-vertical-align="middle" draw:auto-grow-height="true" fo:min-height="1.238cm" fo:padding-top="0cm" fo:padding-bottom="0cm" fo:padding-left="0cm" fo:padding-right="0cm" fo:wrap-option="wrap"/>
    </style:style>
    <style:style style:name="gr2" style:family="graphic" style:parent-style-name="standard">
      <style:graphic-properties draw:fill-color="#e0f4ff" draw:textarea-horizontal-align="justify" draw:textarea-vertical-align="middle" draw:auto-grow-height="true" fo:min-height="1.35cm" fo:padding-top="0cm" fo:padding-bottom="0cm" fo:padding-left="0cm" fo:padding-right="0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svg:stroke-width="0.03cm" draw:marker-start-width="0.25cm" draw:marker-end="Arrow" draw:marker-end-width="0.25cm" draw:fill="none" draw:textarea-vertical-align="middle" fo:padding-top="0.14cm" fo:padding-bottom="0.14cm" fo:padding-left="0.265cm" fo:padding-right="0.265cm"/>
    </style:style>
    <style:style style:name="gr5" style:family="graphic" style:parent-style-name="standard">
      <style:graphic-properties draw:stroke="none" svg:stroke-color="#000000" draw:fill="solid" draw:fill-color="#ffffff" draw:textarea-horizontal-align="left" draw:auto-grow-height="true" draw:auto-grow-width="true" fo:min-height="0cm" fo:min-width="0cm" fo:padding-top="0cm" fo:padding-bottom="0cm" fo:padding-left="0cm" fo:padding-right="0cm"/>
    </style:style>
    <style:style style:name="gr6" style:family="graphic" style:parent-style-name="standard">
      <style:graphic-properties draw:fill-color="#e0f4ff" draw:textarea-horizontal-align="justify" draw:textarea-vertical-align="middle" draw:auto-grow-height="true" fo:min-height="1.267cm" fo:padding-top="0cm" fo:padding-bottom="0cm" fo:padding-left="0cm" fo:padding-right="0cm" fo:wrap-option="wrap"/>
    </style:style>
    <style:style style:name="gr7" style:family="graphic" style:parent-style-name="standard">
      <style:graphic-properties draw:fill-color="#e0f4ff" draw:textarea-horizontal-align="justify" draw:textarea-vertical-align="middle" draw:auto-grow-height="true" fo:min-height="1.307cm" fo:padding-top="0cm" fo:padding-bottom="0cm" fo:padding-left="0cm" fo:padding-right="0cm" fo:wrap-option="wrap"/>
    </style:style>
    <style:style style:name="gr8" style:family="graphic" style:parent-style-name="standard">
      <style:graphic-properties draw:fill-color="#e0f4ff" draw:textarea-horizontal-align="justify" draw:textarea-vertical-align="middle" draw:auto-grow-height="true" fo:min-height="0.475cm" fo:padding-top="0cm" fo:padding-bottom="0cm" fo:padding-left="0cm" fo:padding-right="0cm" fo:wrap-option="wrap"/>
    </style:style>
    <style:style style:name="gr9" style:family="graphic" style:parent-style-name="standard">
      <style:graphic-properties draw:stroke="none" svg:stroke-color="#000000" draw:fill="solid" draw:fill-color="#ffffff" draw:textarea-horizontal-align="center" draw:textarea-vertical-align="middle" draw:auto-grow-height="true" draw:auto-grow-width="true" fo:min-height="0cm" fo:min-width="0cm" fo:padding-top="0cm" fo:padding-bottom="0cm" fo:padding-left="0cm" fo:padding-right="0cm"/>
    </style:style>
    <style:style style:name="gr10" style:family="graphic" style:parent-style-name="standard">
      <style:graphic-properties draw:fill-color="#e0f4ff" draw:textarea-horizontal-align="justify" draw:textarea-vertical-align="middle" draw:auto-grow-height="false" fo:min-height="2.559cm" fo:min-width="0cm" fo:padding-top="0cm" fo:padding-bottom="0cm" fo:padding-left="0cm" fo:padding-right="0cm" fo:wrap-option="no-wrap"/>
    </style:style>
    <style:style style:name="gr11" style:family="graphic" style:parent-style-name="standard">
      <style:graphic-properties draw:fill="solid" draw:fill-color="#e0f4ff" draw:textarea-horizontal-align="justify" draw:textarea-vertical-align="middle" draw:auto-grow-height="false" fo:min-height="2.559cm" fo:min-width="0cm" fo:padding-top="0cm" fo:padding-bottom="0cm" fo:padding-left="0cm" fo:padding-right="0cm" fo:wrap-option="no-wrap"/>
    </style:style>
    <style:style style:name="gr12" style:family="graphic" style:parent-style-name="standard">
      <style:graphic-properties draw:fill="solid" draw:fill-color="#e0f4ff" draw:textarea-horizontal-align="justify" draw:textarea-vertical-align="middle" draw:auto-grow-height="true" fo:min-height="0.475cm" fo:padding-top="0cm" fo:padding-bottom="0cm" fo:padding-left="0cm" fo:padding-right="0cm" fo:wrap-option="wrap"/>
    </style:style>
    <style:style style:name="gr13" style:family="graphic" style:parent-style-name="standard">
      <style:graphic-properties svg:stroke-width="0.03cm" svg:stroke-color="#000000" draw:marker-start="Arrow" draw:marker-start-width="0.25cm" draw:marker-end="Arrow" draw:marker-end-width="0.25cm" draw:textarea-vertical-align="middle" fo:padding-top="0.14cm" fo:padding-bottom="0.14cm" fo:padding-left="0.265cm" fo:padding-right="0.265cm"/>
    </style:style>
    <style:style style:name="gr14" style:family="graphic" style:parent-style-name="standard">
      <style:graphic-properties svg:stroke-width="0.03cm" svg:stroke-color="#000000" draw:marker-start-width="0.25cm" draw:marker-end-width="0.25cm" draw:textarea-vertical-align="middle" fo:padding-top="0.14cm" fo:padding-bottom="0.14cm" fo:padding-left="0.265cm" fo:padding-right="0.265cm"/>
    </style:style>
    <style:style style:name="gr15" style:family="graphic" style:parent-style-name="standard">
      <style:graphic-properties draw:fill-color="#e0f4ff" draw:textarea-horizontal-align="justify" draw:textarea-vertical-align="middle" draw:auto-grow-height="true" fo:min-height="0.884cm" fo:padding-top="0cm" fo:padding-bottom="0cm" fo:padding-left="0cm" fo:padding-right="0cm" fo:wrap-option="wrap"/>
    </style:style>
    <style:style style:name="gr16" style:family="graphic" style:parent-style-name="standard">
      <style:graphic-properties svg:stroke-width="0.03cm" svg:stroke-color="#000000" draw:marker-start-width="0.25cm" draw:marker-end="Arrow" draw:marker-end-width="0.25cm" draw:textarea-vertical-align="middle" fo:padding-top="0.14cm" fo:padding-bottom="0.14cm" fo:padding-left="0.265cm" fo:padding-right="0.265cm"/>
    </style:style>
    <style:style style:name="gr17" style:family="graphic" style:parent-style-name="standard">
      <style:graphic-properties svg:stroke-width="0.03cm" svg:stroke-color="#000000" draw:marker-start="" draw:marker-start-width="0.25cm" draw:marker-end="" draw:marker-end-width="0.25cm" draw:textarea-vertical-align="middle" fo:padding-top="0.14cm" fo:padding-bottom="0.14cm" fo:padding-left="0.265cm" fo:padding-right="0.265cm"/>
    </style:style>
    <style:style style:name="gr18" style:family="graphic" style:parent-style-name="standard">
      <style:graphic-properties draw:stroke="none" svg:stroke-color="#000000" draw:fill="solid" draw:fill-color="#ffffff" draw:textarea-horizontal-align="center" draw:textarea-vertical-align="middle" draw:auto-grow-height="true" draw:auto-grow-width="true" fo:min-height="0.438cm" fo:min-width="0cm" fo:padding-top="0cm" fo:padding-bottom="0cm" fo:padding-left="0cm" fo:padding-right="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text-properties fo:font-size="12pt" style:font-size-asian="12pt" style:font-size-complex="12pt"/>
    </style:style>
    <style:style style:name="P4" style:family="paragraph">
      <style:paragraph-properties fo:text-align="center"/>
      <style:text-properties style:font-name="Liberation Sans1"/>
    </style:style>
    <style:style style:name="P5" style:family="paragraph">
      <style:paragraph-properties fo:text-align="center"/>
      <style:text-properties style:font-name="Liberation Sans1" fo:font-size="12pt" style:font-size-asian="12pt" style:font-size-complex="12pt"/>
    </style:style>
    <style:style style:name="P6" style:family="paragraph">
      <style:paragraph-properties fo:line-height="100%" fo:text-align="center"/>
    </style:style>
    <style:style style:name="P7" style:family="paragraph">
      <style:paragraph-properties fo:line-height="100%"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font-name="Liberation Sans1" fo:font-size="12pt" style:font-size-asian="12pt" style:font-size-complex="12pt"/>
    </style:style>
    <style:style style:name="T3" style:family="text">
      <style:text-properties style:font-name="Liberation Sans1" fo:font-size="12pt" fo:font-style="italic" style:font-name-asian="Liberation Sans2" style:font-size-asian="12pt" style:font-style-asian="italic" style:font-name-complex="Liberation Sans2" style:font-size-complex="12pt" style:font-style-complex="italic"/>
    </style:style>
    <style:style style:name="T4" style:family="text">
      <style:text-properties style:font-name="Liberation Sans1" fo:font-size="12pt" style:font-name-asian="Liberation Sans2" style:font-size-asian="12pt" style:font-name-complex="Liberation Sans2" style:font-size-complex="12pt"/>
    </style:style>
    <style:style style:name="T5" style:family="text">
      <style:text-properties style:font-name="Liberation Sans1" fo:font-size="12pt" fo:font-style="italic" style:font-name-asian="DejaVu LGC Sans Condensed2" style:font-size-asian="12pt" style:font-style-asian="italic" style:font-name-complex="DejaVu LGC Sans Condensed2" style:font-size-complex="12pt" style:font-style-complex="italic"/>
    </style:style>
    <style:style style:name="T6" style:family="text">
      <style:text-properties style:font-name="Liberation Sans2" fo:font-size="12pt" fo:font-style="italic" style:font-name-asian="Liberation Sans2" style:font-size-asian="12pt" style:font-style-asian="italic" style:font-name-complex="Liberation Sans2"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4" draw:id="id4" draw:layer="layout" svg:width="10.65cm" svg:height="1.237cm" svg:x="3.675cm" svg:y="10.062cm">
          <text:p text:style-name="P1"><text:span text:style-name="T1">Update misalignment compensations</text:span></text:p>
          <text:p text:style-name="P1"><text:span text:style-name="T1">in conditions database</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ustom-shape draw:style-name="gr2" draw:text-style-name="P1" xml:id="id1" draw:id="id1" draw:layer="layout" svg:width="7.6cm" svg:height="2.7cm" svg:x="5.2cm" svg:y="11.9cm">
          <text:p/>
          <draw:enhanced-geometry svg:viewBox="0 0 21600 21600" draw:glue-points="10800 0 0 10800 10800 21600 21600 10800" draw:text-areas="5400 5400 16200 16200" draw:type="flowchart-decision" draw:enhanced-path="M 0 10800 L 10800 0 21600 10800 10800 21600 0 10800 Z N"/>
        </draw:custom-shape>
        <draw:frame draw:style-name="gr3" draw:text-style-name="P2" draw:layer="layout" svg:width="6.458cm" svg:height="2.621cm" svg:x="5.771cm" svg:y="11.95cm">
          <draw:text-box>
            <text:p text:style-name="P1"><text:span text:style-name="T1">Are</text:span></text:p>
            <text:p text:style-name="P1"><text:span text:style-name="T1">new adjustments</text:span></text:p>
            <text:p text:style-name="P1"><text:span text:style-name="T1">to misalignment compensations</text:span></text:p>
            <text:p text:style-name="P1"><text:span text:style-name="T1">small enough</text:span></text:p>
            <text:p text:style-name="P1"><text:span text:style-name="T1">?</text:span></text:p>
          </draw:text-box>
        </draw:frame>
        <draw:connector draw:style-name="gr4" draw:text-style-name="P1" draw:layer="layout" draw:line-skew="-4.499cm" svg:x1="5.2cm" svg:y1="13.25cm" svg:x2="9cm" svg:y2="1.218cm" draw:start-shape="id1" draw:start-glue-point="5" draw:end-shape="id2" draw:end-glue-point="0" svg:d="M5200 13250h-5000v-12032h8800" svg:viewBox="0 0 8801 12033">
          <text:p/>
        </draw:connector>
        <draw:frame draw:style-name="gr5" draw:text-style-name="P3" draw:layer="layout" svg:width="0.544cm" svg:height="0.475cm" svg:x="4.3cm" svg:y="13cm">
          <draw:text-box>
            <text:p><text:span text:style-name="T1">No</text:span></text:p>
          </draw:text-box>
        </draw:frame>
        <draw:custom-shape draw:style-name="gr6" draw:text-style-name="P2" xml:id="id3" draw:id="id3" draw:layer="layout" svg:width="11.6cm" svg:height="1.535cm" svg:x="3.2cm" svg:y="7.949cm">
          <text:p text:style-name="P1"><text:span text:style-name="T1">Update system of equations</text:span></text:p>
          <text:p text:style-name="P1"><text:span text:style-name="T1">using </text:span><text:span text:style-name="T2">magnification factors and combined misalignments</text:span></text:p>
          <text:p text:style-name="P1"><text:span text:style-name="T1">Obtain individual mirror misalignments as solution </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7" draw:text-style-name="P4" xml:id="id11" draw:id="id11" draw:layer="layout" svg:width="7.5cm" svg:height="1.535cm" svg:x="9.599cm" svg:y="4.738cm">
          <text:p text:style-name="P1"><text:span text:style-name="T2">Fit histograms</text:span></text:p>
          <text:p text:style-name="P1"><text:span text:style-name="T2">Determine combined misalignments</text:span></text:p>
          <text:p text:style-name="P1"><text:span text:style-name="T2">of mirror par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4" draw:text-style-name="P1" draw:layer="layout" draw:type="line" svg:x1="9cm" svg:y1="9.484cm" svg:x2="9cm" svg:y2="10.062cm" draw:start-shape="id3" draw:start-glue-point="6" draw:end-shape="id4" svg:d="M9000 9484v578" svg:viewBox="0 0 1 579">
          <text:p/>
        </draw:connector>
        <draw:connector draw:style-name="gr4" draw:text-style-name="P1" draw:layer="layout" draw:type="line" svg:x1="9cm" svg:y1="11.299cm" svg:x2="9cm" svg:y2="11.9cm" draw:start-shape="id4" draw:start-glue-point="6" draw:end-shape="id1" svg:d="M9000 11299v601" svg:viewBox="0 0 1 602">
          <text:p/>
        </draw:connector>
        <draw:custom-shape draw:style-name="gr8" draw:text-style-name="P2" xml:id="id5" draw:id="id5" draw:layer="layout" svg:width="2.8cm" svg:height="0.673cm" svg:x="14.4cm" svg:y="12.912cm">
          <text:p text:style-name="P1"><text:span text:style-name="T1">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1" draw:layer="layout" draw:type="line" svg:x1="12.8cm" svg:y1="13.25cm" svg:x2="14.4cm" svg:y2="13.248cm" draw:start-shape="id1" draw:start-glue-point="7" draw:end-shape="id5" svg:d="M12800 13250l1600-2" svg:viewBox="0 0 1601 3">
          <text:p/>
        </draw:connector>
        <draw:frame draw:style-name="gr9" draw:text-style-name="P3" draw:layer="layout" svg:width="0.688cm" svg:height="0.475cm" svg:x="13.122cm" svg:y="13cm">
          <draw:text-box>
            <text:p><text:span text:style-name="T1">Yes</text:span></text:p>
          </draw:text-box>
        </draw:frame>
        <draw:custom-shape draw:style-name="gr10" draw:text-style-name="P4" xml:id="id7" draw:id="id7" draw:layer="layout" svg:width="8.399cm" svg:height="2.7cm" svg:x="0.45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7.36cm" svg:height="2.147cm" svg:x="1.14cm" svg:y="2.453cm">
          <draw:text-box>
            <text:p text:style-name="P5"><text:span text:style-name="T2">Assign calibrational misalignments</text:span></text:p>
            <text:p text:style-name="P5"><text:span text:style-name="T2">for determining magnification factors</text:span></text:p>
            <text:p text:style-name="P5"><text:span text:style-name="T2">Run data reconstruction on Grid</text:span></text:p>
            <text:p text:style-name="P5"><text:span text:style-name="T2">Fill </text:span><text:span text:style-name="T3">δ</text:span><text:span text:style-name="T3">θ</text:span><text:span text:style-name="T4">(</text:span><text:span text:style-name="T5">ϕ</text:span><text:span text:style-name="T4">) histograms</text:span></text:p>
          </draw:text-box>
        </draw:frame>
        <draw:custom-shape draw:style-name="gr11" draw:text-style-name="P4" xml:id="id6" draw:id="id6" draw:layer="layout" svg:width="8.4cm" svg:height="1.9cm" svg:x="9.151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6.924cm" svg:height="1.673cm" svg:x="10.076cm" svg:y="2.327cm">
          <draw:text-box>
            <text:p text:style-name="P6"><text:span text:style-name="T4">Use current </text:span><text:span text:style-name="T2">alignment parameters</text:span></text:p>
            <text:p text:style-name="P6"><text:span text:style-name="T2">Run data reconstruction on Grid</text:span></text:p>
            <text:p text:style-name="P6"><text:span text:style-name="T2">Fill </text:span><text:span text:style-name="T6">δ</text:span><text:span text:style-name="T3">θ</text:span><text:span text:style-name="T4">(</text:span><text:span text:style-name="T5">ϕ</text:span><text:span text:style-name="T4">) histograms</text:span></text:p>
          </draw:text-box>
        </draw:frame>
        <draw:custom-shape draw:style-name="gr12" draw:text-style-name="P2" xml:id="id8" draw:id="id8" draw:layer="layout" svg:width="2.7cm" svg:height="0.673cm" svg:x="7.65cm" svg:y="0.064cm">
          <text:p text:style-name="P1"><text:span text:style-name="T1">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13" draw:text-style-name="P1" xml:id="id9" draw:id="id9" draw:layer="layout" svg:x1="13.351cm" svg:y1="2.2cm" svg:x2="4.649cm" svg:y2="2.2cm" draw:start-shape="id6" draw:start-glue-point="0" draw:end-shape="id7" draw:end-glue-point="0" svg:d="M13351 2200v-501h-8702v501" svg:viewBox="0 0 8703 502">
          <text:p/>
        </draw:connector>
        <draw:connector draw:style-name="gr14" draw:text-style-name="P1" xml:id="id2" draw:id="id2" draw:layer="layout" svg:x1="9cm" svg:y1="0.737cm" svg:x2="9cm" svg:y2="1.699cm" draw:start-shape="id8" draw:start-glue-point="6" draw:end-shape="id9" draw:end-glue-point="0" svg:d="M9000 737v962" svg:viewBox="0 0 1 963">
          <text:p/>
        </draw:connector>
        <draw:custom-shape draw:style-name="gr15" draw:text-style-name="P4" xml:id="id10" draw:id="id10" draw:layer="layout" svg:width="7.5cm" svg:height="1.023cm" svg:x="0.899cm" svg:y="5.766cm">
          <text:p text:style-name="P1"><text:span text:style-name="T2">Fit histograms</text:span></text:p>
          <text:p text:style-name="P1"><text:span text:style-name="T2">Determine magnification factor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16" draw:text-style-name="P1" draw:layer="layout" svg:x1="4.649cm" svg:y1="4.9cm" svg:x2="4.649cm" svg:y2="5.766cm" draw:start-shape="id7" draw:start-glue-point="2" draw:end-shape="id10" draw:end-glue-point="4" svg:d="M4649 4900v866" svg:viewBox="0 0 1 867">
          <text:p/>
        </draw:connector>
        <draw:connector draw:style-name="gr16" draw:text-style-name="P1" draw:layer="layout" svg:x1="13.351cm" svg:y1="4.1cm" svg:x2="13.349cm" svg:y2="4.738cm" draw:start-shape="id6" draw:start-glue-point="2" draw:end-shape="id11" draw:end-glue-point="4" svg:d="M13351 4100v319h-2v319" svg:viewBox="0 0 3 639">
          <text:p/>
        </draw:connector>
        <draw:connector draw:style-name="gr17" draw:text-style-name="P1" xml:id="id12" draw:id="id12" draw:layer="layout" draw:line-skew="0.01cm" svg:x1="4.649cm" svg:y1="6.789cm" svg:x2="13.349cm" svg:y2="6.273cm" draw:start-shape="id10" draw:start-glue-point="6" draw:end-shape="id11" svg:d="M4649 6789v511h8700v-1027" svg:viewBox="0 0 8701 1028">
          <text:p/>
        </draw:connector>
        <draw:connector draw:style-name="gr4" draw:text-style-name="P1" draw:layer="layout" draw:type="line" svg:x1="8.999cm" svg:y1="7.3cm" svg:x2="9cm" svg:y2="7.949cm" draw:start-shape="id12" draw:start-glue-point="0" draw:end-shape="id3" draw:end-glue-point="4" svg:d="M8999 7300l1 649" svg:viewBox="0 0 2 650">
          <text:p/>
        </draw:connector>
        <draw:line draw:style-name="gr4" draw:text-style-name="P1" draw:layer="layout" svg:x1="3.7cm" svg:y1="13.26cm" svg:x2="3.6cm" svg:y2="13.26cm">
          <text:p/>
        </draw:line>
        <draw:connector draw:style-name="gr4" draw:text-style-name="P1" draw:layer="layout" draw:line-skew="-2.129cm" svg:x1="13.356cm" svg:y1="6.811cm" svg:x2="8.399cm" svg:y2="6.278cm" draw:end-shape="id10" draw:end-glue-point="7" svg:d="M13356 6811h-4356v-533h-601" svg:viewBox="0 0 4958 534">
          <text:p/>
        </draw:connector>
        <draw:frame draw:style-name="gr18" draw:text-style-name="P3" draw:layer="layout" svg:width="2.127cm" svg:height="0.475cm" svg:x="10.095cm" svg:y="6.582cm">
          <draw:text-box>
            <text:p><text:span text:style-name="T1">Feed resul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LGC Sans Condensed1" svg:font-family="'DejaVu LGC Sans Condensed'" style:font-family-generic="swiss"/>
    <style:font-face style:name="DejaVu LGC Sans Condensed2" svg:font-family="'DejaVu LGC Sans Condensed'" style:font-adornments="Condensed" style:font-family-generic="swiss"/>
    <style:font-face style:name="Liberation Sans3" svg:font-family="'Liberation Sans'" style:font-family-generic="swiss"/>
    <style:font-face style:name="Liberation Sans2"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LGC Sans Condensed" svg:font-family="'DejaVu LGC Sans Condensed'"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WenQuanYi Zen Hei Sharp1" svg:font-family="'WenQuanYi Zen Hei Sharp'" style:font-family-generic="swiss"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7.7cm" fo:page-height="14.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6-18T20:45:24</meta:creation-date>
    <dc:date>2014-04-28T12:42:28.299205652</dc:date>
    <meta:editing-duration>P1DT1H41M25S</meta:editing-duration>
    <meta:editing-cycles>16</meta:editing-cycles>
    <meta:generator>LibreOffice/4.2.3.3$Linux_X86_64 LibreOffice_project/420$Build-3</meta:generator>
    <meta:document-statistic meta:object-count="27"/>
  </office:meta>
</office:document-meta>
</file>